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number-columns-repeated="2" office:value-type="string">
            <text:p>01</text:p>
          </table:table-cell>
          <table:table-cell table:number-columns-repeated="2" office:value-type="string">
            <text:p>Benešov</text:p>
          </table:table-cell>
          <table:table-cell/>
          <table:table-cell table:number-columns-repeated="2" office:value-type="string">
            <text:p>01</text:p>
          </table:table-cell>
          <table:table-cell office:value-type="string">
            <text:p>Benešo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table:number-columns-repeated="2" office:value-type="string">
            <text:p>Beroun</text:p>
          </table:table-cell>
          <table:table-cell/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Berou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table:number-columns-repeated="2" office:value-type="string">
            <text:p>Blansko</text:p>
          </table:table-cell>
          <table:table-cell/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Blansk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table:number-columns-repeated="2" office:value-type="string">
            <text:p>Břeclav</text:p>
          </table:table-cell>
          <table:table-cell/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Břecla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table:number-columns-repeated="2" office:value-type="string">
            <text:p>Brno město</text:p>
          </table:table-cell>
          <table:table-cell/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Brno měst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table:number-columns-repeated="2" office:value-type="string">
            <text:p>Brno venkov</text:p>
          </table:table-cell>
          <table:table-cell/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Brno venko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table:number-columns-repeated="2" office:value-type="string">
            <text:p>Bruntál</text:p>
          </table:table-cell>
          <table:table-cell/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Bruntál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1</text:p>
          </table:table-cell>
          <table:table-cell table:number-columns-repeated="2" office:value-type="string">
            <text:p>Česká Lípa</text:p>
          </table:table-cell>
          <table:table-cell/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Česká Líp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table:number-columns-repeated="2" office:value-type="string">
            <text:p>České Budějovice</text:p>
          </table:table-cell>
          <table:table-cell/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České Budějovice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table:number-columns-repeated="2" office:value-type="string">
            <text:p>Český Krumlov</text:p>
          </table:table-cell>
          <table:table-cell/>
          <table:table-cell table:number-columns-repeated="2" office:value-type="string">
            <text:p>02</text:p>
          </table:table-cell>
          <table:table-cell office:value-type="string">
            <text:p>Český Krumlov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2</text:p>
          </table:table-cell>
          <table:table-cell table:number-columns-repeated="2" office:value-type="string">
            <text:p>Cheb</text:p>
          </table:table-cell>
          <table:table-cell/>
          <table:table-cell office:value-type="string">
            <text:p>03</text:p>
          </table:table-cell>
          <table:table-cell office:value-type="string">
            <text:p>02</text:p>
          </table:table-cell>
          <table:table-cell office:value-type="string">
            <text:p>Che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table:number-columns-repeated="2" office:value-type="string">
            <text:p>Chomutov</text:p>
          </table:table-cell>
          <table:table-cell/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Chomuto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3</text:p>
          </table:table-cell>
          <table:table-cell table:number-columns-repeated="2" office:value-type="string">
            <text:p>Chrudim</text:p>
          </table:table-cell>
          <table:table-cell/>
          <table:table-cell office:value-type="string">
            <text:p>05</text:p>
          </table:table-cell>
          <table:table-cell office:value-type="string">
            <text:p>03</text:p>
          </table:table-cell>
          <table:table-cell office:value-type="string">
            <text:p>Chrudim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table:number-columns-repeated="2" office:value-type="string">
            <text:p>Děčín</text:p>
          </table:table-cell>
          <table:table-cell/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Děčín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2" office:value-type="string">
            <text:p>Domažlice</text:p>
          </table:table-cell>
          <table:table-cell/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Domažlice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table:number-columns-repeated="2" office:value-type="string">
            <text:p>Frýdek-Místek</text:p>
          </table:table-cell>
          <table:table-cell/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Frýdek-Místek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1</text:p>
          </table:table-cell>
          <table:table-cell table:number-columns-repeated="2" office:value-type="string">
            <text:p>Havlíčkův Brod</text:p>
          </table:table-cell>
          <table:table-cell/>
          <table:table-cell office:value-type="string">
            <text:p>05</text:p>
          </table:table-cell>
          <table:table-cell office:value-type="string">
            <text:p>01</text:p>
          </table:table-cell>
          <table:table-cell office:value-type="string">
            <text:p>Havlíčkův Brod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table:number-columns-repeated="2" office:value-type="string">
            <text:p>Hodonín</text:p>
          </table:table-cell>
          <table:table-cell/>
          <table:table-cell table:number-columns-repeated="2" office:value-type="string">
            <text:p>06</text:p>
          </table:table-cell>
          <table:table-cell office:value-type="string">
            <text:p>Hodonín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table:number-columns-repeated="2" office:value-type="string">
            <text:p>Hradec Králové</text:p>
          </table:table-cell>
          <table:table-cell/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radec Králové</text:p>
          </table:table-cell>
        </table:table-row>
        <table:table-row table:style-name="ro1">
          <table:table-cell table:number-columns-repeated="2" office:value-type="string">
            <text:p>04</text:p>
          </table:table-cell>
          <table:table-cell table:number-columns-repeated="2" office:value-type="string">
            <text:p>Jablonec nad Nisou</text:p>
          </table:table-cell>
          <table:table-cell/>
          <table:table-cell table:number-columns-repeated="2" office:value-type="string">
            <text:p>04</text:p>
          </table:table-cell>
          <table:table-cell office:value-type="string">
            <text:p>Jablonec nad Nisou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30</text:p>
          </table:table-cell>
          <table:table-cell table:style-name="Default" office:value-type="string">
            <text:p>Jč cizina</text:p>
          </table:table-cell>
          <table:table-cell office:value-type="string">
            <text:p>Jeseník</text:p>
          </table:table-cell>
          <table:table-cell/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Jeseník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Jeseník</text:p>
          </table:table-cell>
          <table:table-cell office:value-type="string">
            <text:p>Jičín</text:p>
          </table:table-cell>
          <table:table-cell/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Jičín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Jičín</text:p>
          </table:table-cell>
          <table:table-cell office:value-type="string">
            <text:p>Jihlava</text:p>
          </table:table-cell>
          <table:table-cell/>
          <table:table-cell office:value-type="string">
            <text:p>06</text:p>
          </table:table-cell>
          <table:table-cell office:value-type="string">
            <text:p>07</text:p>
          </table:table-cell>
          <table:table-cell office:value-type="string">
            <text:p>Jihlava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7</text:p>
          </table:table-cell>
          <table:table-cell office:value-type="string">
            <text:p>Jihlava</text:p>
          </table:table-cell>
          <table:table-cell office:value-type="string">
            <text:p>Jindřichův Hradec</text:p>
          </table:table-cell>
          <table:table-cell/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Jindřichův Hradec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40</text:p>
          </table:table-cell>
          <table:table-cell table:style-name="Default" office:value-type="string">
            <text:p>Jihočeský - neznámý 0240</text:p>
          </table:table-cell>
          <table:table-cell office:value-type="string">
            <text:p>Karlovy Vary</text:p>
          </table:table-cell>
          <table:table-cell/>
          <table:table-cell table:number-columns-repeated="2" office:value-type="string">
            <text:p>03</text:p>
          </table:table-cell>
          <table:table-cell office:value-type="string">
            <text:p>Karlovy Var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90</text:p>
          </table:table-cell>
          <table:table-cell table:style-name="Default" office:value-type="string">
            <text:p>Jihočeský - neznámý 0290</text:p>
          </table:table-cell>
          <table:table-cell office:value-type="string">
            <text:p>Karviná</text:p>
          </table:table-cell>
          <table:table-cell/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Karviná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40</text:p>
          </table:table-cell>
          <table:table-cell table:style-name="Default" office:value-type="string">
            <text:p>Jihomoravský - neznámý 0640</text:p>
          </table:table-cell>
          <table:table-cell office:value-type="string">
            <text:p>Kladno</text:p>
          </table:table-cell>
          <table:table-cell/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Kladn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90</text:p>
          </table:table-cell>
          <table:table-cell table:style-name="Default" office:value-type="string">
            <text:p>Jihomoravský - neznámý 0690</text:p>
          </table:table-cell>
          <table:table-cell office:value-type="string">
            <text:p>Klatovy</text:p>
          </table:table-cell>
          <table:table-cell/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Klatov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Jindřichův Hradec</text:p>
          </table:table-cell>
          <table:table-cell office:value-type="string">
            <text:p>Kolín</text:p>
          </table:table-cell>
          <table:table-cell/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Kolí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30</text:p>
          </table:table-cell>
          <table:table-cell table:style-name="Default" office:value-type="string">
            <text:p>Jm cizina</text:p>
          </table:table-cell>
          <table:table-cell office:value-type="string">
            <text:p>Kroměříž</text:p>
          </table:table-cell>
          <table:table-cell/>
          <table:table-cell office:value-type="string">
            <text:p>06</text:p>
          </table:table-cell>
          <table:table-cell office:value-type="string">
            <text:p>08</text:p>
          </table:table-cell>
          <table:table-cell office:value-type="string">
            <text:p>Kroměřiž</text:p>
          </table:table-cell>
        </table:table-row>
        <table:table-row table:style-name="ro1">
          <table:table-cell table:number-columns-repeated="2" office:value-type="string">
            <text:p>03</text:p>
          </table:table-cell>
          <table:table-cell office:value-type="string">
            <text:p>Karlovy Vary</text:p>
          </table:table-cell>
          <table:table-cell office:value-type="string">
            <text:p>Kutná Hora</text:p>
          </table:table-cell>
          <table:table-cell/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Kutná Hor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Karviná</text:p>
          </table:table-cell>
          <table:table-cell office:value-type="string">
            <text:p>Liberec</text:p>
          </table:table-cell>
          <table:table-cell/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Liberec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Kladno</text:p>
          </table:table-cell>
          <table:table-cell office:value-type="string">
            <text:p>Litoměřice</text:p>
          </table:table-cell>
          <table:table-cell/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Litoměřice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Klatovy</text:p>
          </table:table-cell>
          <table:table-cell office:value-type="string">
            <text:p>Louny</text:p>
          </table:table-cell>
          <table:table-cell/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Louny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Kolín</text:p>
          </table:table-cell>
          <table:table-cell office:value-type="string">
            <text:p>Mělník</text:p>
          </table:table-cell>
          <table:table-cell/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Mělní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8</text:p>
          </table:table-cell>
          <table:table-cell office:value-type="string">
            <text:p>Kroměřiž</text:p>
          </table:table-cell>
          <table:table-cell office:value-type="string">
            <text:p>Mladá Boleslav</text:p>
          </table:table-cell>
          <table:table-cell/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Mladá Bolesla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Kutná Hora</text:p>
          </table:table-cell>
          <table:table-cell office:value-type="string">
            <text:p>Most</text:p>
          </table:table-cell>
          <table:table-cell/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Most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41</text:p>
          </table:table-cell>
          <table:table-cell table:style-name="Default" office:value-type="string">
            <text:p>LETIŠTĚ</text:p>
          </table:table-cell>
          <table:table-cell office:value-type="string">
            <text:p>Náchod</text:p>
          </table:table-cell>
          <table:table-cell/>
          <table:table-cell table:number-columns-repeated="2" office:value-type="string">
            <text:p>05</text:p>
          </table:table-cell>
          <table:table-cell office:value-type="string">
            <text:p>Náchod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41</text:p>
          </table:table-cell>
          <table:table-cell table:style-name="Default" office:value-type="string">
            <text:p>Letiště Mošnov</text:p>
          </table:table-cell>
          <table:table-cell office:value-type="string">
            <text:p>Nový Jičín</text:p>
          </table:table-cell>
          <table:table-cell/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Nový Jičí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41</text:p>
          </table:table-cell>
          <table:table-cell table:style-name="Default" office:value-type="string">
            <text:p>Letiště Tuřany</text:p>
          </table:table-cell>
          <table:table-cell office:value-type="string">
            <text:p>Nymburk</text:p>
          </table:table-cell>
          <table:table-cell/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Nymburk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Liberec</text:p>
          </table:table-cell>
          <table:table-cell office:value-type="string">
            <text:p>Olomouc</text:p>
          </table:table-cell>
          <table:table-cell/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Olomou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Litoměřice</text:p>
          </table:table-cell>
          <table:table-cell office:value-type="string">
            <text:p>Opava</text:p>
          </table:table-cell>
          <table:table-cell/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Opava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Louny</text:p>
          </table:table-cell>
          <table:table-cell office:value-type="string">
            <text:p>Ostrava</text:p>
          </table:table-cell>
          <table:table-cell/>
          <table:table-cell table:number-columns-repeated="2" office:value-type="string">
            <text:p>07</text:p>
          </table:table-cell>
          <table:table-cell office:value-type="string">
            <text:p>Ostrav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Mělník</text:p>
          </table:table-cell>
          <table:table-cell office:value-type="string">
            <text:p>Pardubice</text:p>
          </table:table-cell>
          <table:table-cell/>
          <table:table-cell office:value-type="string">
            <text:p>05</text:p>
          </table:table-cell>
          <table:table-cell office:value-type="string">
            <text:p>06</text:p>
          </table:table-cell>
          <table:table-cell office:value-type="string">
            <text:p>Pardubic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Mladá Boleslav</text:p>
          </table:table-cell>
          <table:table-cell office:value-type="string">
            <text:p>Pelhřimov</text:p>
          </table:table-cell>
          <table:table-cell/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string">
            <text:p>Pelhřimov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Most</text:p>
          </table:table-cell>
          <table:table-cell office:value-type="string">
            <text:p>Písek</text:p>
          </table:table-cell>
          <table:table-cell/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Písek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Náchod</text:p>
          </table:table-cell>
          <table:table-cell office:value-type="string">
            <text:p>Plzeň jih</text:p>
          </table:table-cell>
          <table:table-cell/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Plzeň měst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Nový Jičín</text:p>
          </table:table-cell>
          <table:table-cell office:value-type="string">
            <text:p>Plzeň město</text:p>
          </table:table-cell>
          <table:table-cell/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Plzeň - ji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Nymburk</text:p>
          </table:table-cell>
          <table:table-cell office:value-type="string">
            <text:p>Plzeň sever</text:p>
          </table:table-cell>
          <table:table-cell/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Plzeň - sever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Olomouc</text:p>
          </table:table-cell>
          <table:table-cell office:value-type="string">
            <text:p>Prachatice</text:p>
          </table:table-cell>
          <table:table-cell/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Prachatice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Opava</text:p>
          </table:table-cell>
          <table:table-cell office:value-type="string">
            <text:p>Praha</text:p>
          </table:table-cell>
          <table:table-cell/>
          <table:table-cell office:value-type="string">
            <text:p>00</text:p>
          </table:table-cell>
          <table:table-cell office:value-type="string">
            <text:p>40</text:p>
          </table:table-cell>
          <table:table-cell office:value-type="string">
            <text:p>Praha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Ostrava</text:p>
          </table:table-cell>
          <table:table-cell office:value-type="string">
            <text:p>Praha východ</text:p>
          </table:table-cell>
          <table:table-cell/>
          <table:table-cell office:value-type="string">
            <text:p>00</text:p>
          </table:table-cell>
          <table:table-cell office:value-type="string">
            <text:p>50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6</text:p>
          </table:table-cell>
          <table:table-cell office:value-type="string">
            <text:p>Pardubice</text:p>
          </table:table-cell>
          <table:table-cell office:value-type="string">
            <text:p>Praha západ</text:p>
          </table:table-cell>
          <table:table-cell/>
          <table:table-cell office:value-type="string">
            <text:p>00</text:p>
          </table:table-cell>
          <table:table-cell office:value-type="string">
            <text:p>57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string">
            <text:p>Pelhřimov</text:p>
          </table:table-cell>
          <table:table-cell office:value-type="string">
            <text:p>Přerov</text:p>
          </table:table-cell>
          <table:table-cell/>
          <table:table-cell office:value-type="string">
            <text:p>00</text:p>
          </table:table-cell>
          <table:table-cell office:value-type="string">
            <text:p>90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Písek</text:p>
          </table:table-cell>
          <table:table-cell office:value-type="string">
            <text:p>Příbram</text:p>
          </table:table-cell>
          <table:table-cell/>
          <table:table-cell office:value-type="string">
            <text:p>00</text:p>
          </table:table-cell>
          <table:table-cell office:value-type="string">
            <text:p>92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Plzeň město</text:p>
          </table:table-cell>
          <table:table-cell office:value-type="string">
            <text:p>Prostějov</text:p>
          </table:table-cell>
          <table:table-cell/>
          <table:table-cell office:value-type="string">
            <text:p>00</text:p>
          </table:table-cell>
          <table:table-cell office:value-type="string">
            <text:p>93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Plzeň - jih</text:p>
          </table:table-cell>
          <table:table-cell office:value-type="string">
            <text:p>Rakovník</text:p>
          </table:table-cell>
          <table:table-cell/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Plzeň - sever</text:p>
          </table:table-cell>
          <table:table-cell office:value-type="string">
            <text:p>Rokycany</text:p>
          </table:table-cell>
          <table:table-cell/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Prachatice</text:p>
          </table:table-cell>
          <table:table-cell office:value-type="string">
            <text:p>Rychnov nad Kněžnou</text:p>
          </table:table-cell>
          <table:table-cell/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3</text:p>
          </table:table-cell>
          <table:table-cell table:style-name="Default" office:value-type="string">
            <text:p>Praha <text:s/>venkov</text:p>
          </table:table-cell>
          <table:table-cell office:value-type="string">
            <text:p>Semily</text:p>
          </table:table-cell>
          <table:table-cell/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table:style-name="Default" office:value-type="string">
            <text:p>Praha <text:s/>venkov - jih</text:p>
          </table:table-cell>
          <table:table-cell office:value-type="string">
            <text:p>Sokolov</text:p>
          </table:table-cell>
          <table:table-cell/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table:style-name="Default" office:value-type="string">
            <text:p>Praha <text:s/>venkov - východ</text:p>
          </table:table-cell>
          <table:table-cell office:value-type="string">
            <text:p>Strakonice</text:p>
          </table:table-cell>
          <table:table-cell/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table:style-name="Default" office:value-type="string">
            <text:p>Praha <text:s/>venkov - západ</text:p>
          </table:table-cell>
          <table:table-cell office:value-type="string">
            <text:p>Šumperk</text:p>
          </table:table-cell>
          <table:table-cell/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40</text:p>
          </table:table-cell>
          <table:table-cell office:value-type="string">
            <text:p>Praha</text:p>
          </table:table-cell>
          <table:table-cell office:value-type="string">
            <text:p>Svitavy</text:p>
          </table:table-cell>
          <table:table-cell/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50</text:p>
          </table:table-cell>
          <table:table-cell office:value-type="string">
            <text:p>Praha</text:p>
          </table:table-cell>
          <table:table-cell office:value-type="string">
            <text:p>Tábor</text:p>
          </table:table-cell>
          <table:table-cell/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57</text:p>
          </table:table-cell>
          <table:table-cell office:value-type="string">
            <text:p>Praha</text:p>
          </table:table-cell>
          <table:table-cell office:value-type="string">
            <text:p>Tachov</text:p>
          </table:table-cell>
          <table:table-cell/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90</text:p>
          </table:table-cell>
          <table:table-cell office:value-type="string">
            <text:p>Praha</text:p>
          </table:table-cell>
          <table:table-cell office:value-type="string">
            <text:p>Teplice</text:p>
          </table:table-cell>
          <table:table-cell/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92</text:p>
          </table:table-cell>
          <table:table-cell office:value-type="string">
            <text:p>Praha</text:p>
          </table:table-cell>
          <table:table-cell office:value-type="string">
            <text:p>Třebíč</text:p>
          </table:table-cell>
          <table:table-cell/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93</text:p>
          </table:table-cell>
          <table:table-cell office:value-type="string">
            <text:p>Praha</text:p>
          </table:table-cell>
          <table:table-cell office:value-type="string">
            <text:p>Trutnov</text:p>
          </table:table-cell>
          <table:table-cell/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Praha</text:p>
          </table:table-cell>
          <table:table-cell office:value-type="string">
            <text:p>Uherské Hradiště</text:p>
          </table:table-cell>
          <table:table-cell/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Praha východ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Praha</text:p>
          </table:table-cell>
          <table:table-cell office:value-type="string">
            <text:p>Ústí nad Labem</text:p>
          </table:table-cell>
          <table:table-cell/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Praha západ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Praha</text:p>
          </table:table-cell>
          <table:table-cell office:value-type="string">
            <text:p>Ústí nad Orlicí</text:p>
          </table:table-cell>
          <table:table-cell/>
          <table:table-cell office:value-type="string">
            <text:p>07</text:p>
          </table:table-cell>
          <table:table-cell office:value-type="string">
            <text:p>08</text:p>
          </table:table-cell>
          <table:table-cell office:value-type="string">
            <text:p>Přerov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Praha</text:p>
          </table:table-cell>
          <table:table-cell office:value-type="string">
            <text:p>Vsetín</text:p>
          </table:table-cell>
          <table:table-cell/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Příbram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Praha</text:p>
          </table:table-cell>
          <table:table-cell office:value-type="string">
            <text:p>Vyškov</text:p>
          </table:table-cell>
          <table:table-cell/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Prostějov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Praha</text:p>
          </table:table-cell>
          <table:table-cell office:value-type="string">
            <text:p>Žďár nad Sázavou</text:p>
          </table:table-cell>
          <table:table-cell/>
          <table:table-cell office:value-type="string">
            <text:p>06</text:p>
          </table:table-cell>
          <table:table-cell office:value-type="string">
            <text:p>09</text:p>
          </table:table-cell>
          <table:table-cell office:value-type="string">
            <text:p>Prostějov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Praha</text:p>
          </table:table-cell>
          <table:table-cell office:value-type="string">
            <text:p>Zlín</text:p>
          </table:table-cell>
          <table:table-cell/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Rakovník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Praha</text:p>
          </table:table-cell>
          <table:table-cell office:value-type="string">
            <text:p>Znojmo</text:p>
          </table:table-cell>
          <table:table-cell/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Rokycany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Praha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Rychnov nad Kněžnou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Praha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08</text:p>
          </table:table-cell>
          <table:table-cell office:value-type="string">
            <text:p>Semily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30</text:p>
          </table:table-cell>
          <table:table-cell table:style-name="Default" office:value-type="string">
            <text:p>Praha cizina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Semily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Praha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Sokolov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Praha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Strakonice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Praha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09</text:p>
          </table:table-cell>
          <table:table-cell office:value-type="string">
            <text:p>Šumperk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Praha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09</text:p>
          </table:table-cell>
          <table:table-cell office:value-type="string">
            <text:p>Svitavy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Praha východ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Tábo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Praha západ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Tacho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8</text:p>
          </table:table-cell>
          <table:table-cell office:value-type="string">
            <text:p>Přerov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Teplic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Příbram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Třebíč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Prostějov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Trutno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9</text:p>
          </table:table-cell>
          <table:table-cell office:value-type="string">
            <text:p>Prostějov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Uherské Hradiště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Rakovník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Ústí nad Labe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Rokycany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Ústí nad Orlicí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Rychnov nad Kněžnou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Vsetín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30</text:p>
          </table:table-cell>
          <table:table-cell table:style-name="Default" office:value-type="string">
            <text:p>Sč cizina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Vsetín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8</text:p>
          </table:table-cell>
          <table:table-cell office:value-type="string">
            <text:p>Semily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Vyškov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Semily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Žďár nad Sázavou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40</text:p>
          </table:table-cell>
          <table:table-cell table:style-name="Default" office:value-type="string">
            <text:p>Severočeský - neznámý 0440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Žďár nad Sázavou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49</text:p>
          </table:table-cell>
          <table:table-cell table:style-name="Default" office:value-type="string">
            <text:p>Severočeský - neznámý 0449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Zlín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90</text:p>
          </table:table-cell>
          <table:table-cell table:style-name="Default" office:value-type="string">
            <text:p>Severočeský - neznámý 0490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Znojm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40</text:p>
          </table:table-cell>
          <table:table-cell table:style-name="Default" office:value-type="string">
            <text:p>Severomoravský - neznámý 0740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45</text:p>
          </table:table-cell>
          <table:table-cell table:style-name="Default" office:value-type="string">
            <text:p>Severomoravský - neznámý 0745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47</text:p>
          </table:table-cell>
          <table:table-cell table:style-name="Default" office:value-type="string">
            <text:p>Severomoravský - neznámý 0747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48</text:p>
          </table:table-cell>
          <table:table-cell table:style-name="Default" office:value-type="string">
            <text:p>Severomoravský - neznámý 0748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51</text:p>
          </table:table-cell>
          <table:table-cell table:style-name="Default" office:value-type="string">
            <text:p>Severomoravský - neznámý 0751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55</text:p>
          </table:table-cell>
          <table:table-cell table:style-name="Default" office:value-type="string">
            <text:p>Severomoravský - neznámý 0755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90</text:p>
          </table:table-cell>
          <table:table-cell table:style-name="Default" office:value-type="string">
            <text:p>Severomoravský - neznámý 0790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30</text:p>
          </table:table-cell>
          <table:table-cell table:style-name="Default" office:value-type="string">
            <text:p>Sm cizina</text:p>
          </table:table-cell>
          <table:table-cell table:number-columns-repeated="5"/>
        </table:table-row>
        <table:table-row table:style-name="ro1"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Sokolov</text:p>
          </table:table-cell>
          <table:table-cell table:number-columns-repeated="5"/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Strakonice</text:p>
          </table:table-cell>
          <table:table-cell table:number-columns-repeated="5"/>
        </table:table-row>
        <table:table-row table:style-name="ro1">
          <table:table-cell office:value-type="string">
            <text:p>01</text:p>
          </table:table-cell>
          <table:table-cell office:value-type="string">
            <text:p>90</text:p>
          </table:table-cell>
          <table:table-cell table:style-name="Default" office:value-type="string">
            <text:p>Středočeský - neznámý 0190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09</text:p>
          </table:table-cell>
          <table:table-cell office:value-type="string">
            <text:p>Šumperk</text:p>
          </table:table-cell>
          <table:table-cell table:number-columns-repeated="5"/>
        </table:table-row>
        <table:table-row table:style-name="ro1">
          <table:table-cell office:value-type="string">
            <text:p>05</text:p>
          </table:table-cell>
          <table:table-cell office:value-type="string">
            <text:p>09</text:p>
          </table:table-cell>
          <table:table-cell office:value-type="string">
            <text:p>Svitavy</text:p>
          </table:table-cell>
          <table:table-cell table:number-columns-repeated="5"/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Tábor</text:p>
          </table:table-cell>
          <table:table-cell table:number-columns-repeated="5"/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Tachov</text:p>
          </table:table-cell>
          <table:table-cell table:number-columns-repeated="5"/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Teplice</text:p>
          </table:table-cell>
          <table:table-cell table:number-columns-repeated="5"/>
        </table:table-row>
        <table:table-row table:style-name="ro1"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Třebíč</text:p>
          </table:table-cell>
          <table:table-cell table:number-columns-repeated="5"/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Trutnov</text:p>
          </table:table-cell>
          <table:table-cell table:number-columns-repeated="5"/>
        </table:table-row>
        <table:table-row table:style-name="ro1"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Uherské Hradiště</text:p>
          </table:table-cell>
          <table:table-cell table:number-columns-repeated="5"/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Ústí nad Labem</text:p>
          </table:table-cell>
          <table:table-cell table:number-columns-repeated="5"/>
        </table:table-row>
        <table:table-row table:style-name="ro1"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Ústí nad Orlicí</text:p>
          </table:table-cell>
          <table:table-cell table:number-columns-repeated="5"/>
        </table:table-row>
        <table:table-row table:style-name="ro1">
          <table:table-cell office:value-type="string">
            <text:p>05</text:p>
          </table:table-cell>
          <table:table-cell office:value-type="string">
            <text:p>30</text:p>
          </table:table-cell>
          <table:table-cell table:style-name="Default" office:value-type="string">
            <text:p>Vč cizina</text:p>
          </table:table-cell>
          <table:table-cell table:number-columns-repeated="5"/>
        </table:table-row>
        <table:table-row table:style-name="ro1"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Vsetín</text:p>
          </table:table-cell>
          <table:table-cell table:number-columns-repeated="5"/>
        </table:table-row>
        <table:table-row table:style-name="ro1"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Vsetín</text:p>
          </table:table-cell>
          <table:table-cell table:number-columns-repeated="5"/>
        </table:table-row>
        <table:table-row table:style-name="ro1">
          <table:table-cell office:value-type="string">
            <text:p>05</text:p>
          </table:table-cell>
          <table:table-cell office:value-type="string">
            <text:p>40</text:p>
          </table:table-cell>
          <table:table-cell table:style-name="Default" office:value-type="string">
            <text:p>Východočeský - neznámý 0540</text:p>
          </table:table-cell>
          <table:table-cell table:number-columns-repeated="5"/>
        </table:table-row>
        <table:table-row table:style-name="ro1">
          <table:table-cell office:value-type="string">
            <text:p>05</text:p>
          </table:table-cell>
          <table:table-cell office:value-type="string">
            <text:p>50</text:p>
          </table:table-cell>
          <table:table-cell table:style-name="Default" office:value-type="string">
            <text:p>Východočeský - neznámý 0550</text:p>
          </table:table-cell>
          <table:table-cell table:number-columns-repeated="5"/>
        </table:table-row>
        <table:table-row table:style-name="ro1">
          <table:table-cell office:value-type="string">
            <text:p>05</text:p>
          </table:table-cell>
          <table:table-cell office:value-type="string">
            <text:p>90</text:p>
          </table:table-cell>
          <table:table-cell table:style-name="Default" office:value-type="string">
            <text:p>Východočeský - neznámý 0590</text:p>
          </table:table-cell>
          <table:table-cell table:number-columns-repeated="5"/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Vyškov</text:p>
          </table:table-cell>
          <table:table-cell table:number-columns-repeated="5"/>
        </table:table-row>
        <table:table-row table:style-name="ro1">
          <table:table-cell office:value-type="string">
            <text:p>03</text:p>
          </table:table-cell>
          <table:table-cell office:value-type="string">
            <text:p>40</text:p>
          </table:table-cell>
          <table:table-cell table:style-name="Default" office:value-type="string">
            <text:p>Západočeský - neznámý 0340</text:p>
          </table:table-cell>
          <table:table-cell table:number-columns-repeated="5"/>
        </table:table-row>
        <table:table-row table:style-name="ro1">
          <table:table-cell office:value-type="string">
            <text:p>03</text:p>
          </table:table-cell>
          <table:table-cell office:value-type="string">
            <text:p>90</text:p>
          </table:table-cell>
          <table:table-cell table:style-name="Default" office:value-type="string">
            <text:p>Západočeský - neznámý 0390</text:p>
          </table:table-cell>
          <table:table-cell table:number-columns-repeated="5"/>
        </table:table-row>
        <table:table-row table:style-name="ro1">
          <table:table-cell office:value-type="string">
            <text:p>03</text:p>
          </table:table-cell>
          <table:table-cell office:value-type="string">
            <text:p>30</text:p>
          </table:table-cell>
          <table:table-cell table:style-name="Default" office:value-type="string">
            <text:p>Zč cizina</text:p>
          </table:table-cell>
          <table:table-cell table:number-columns-repeated="5"/>
        </table:table-row>
        <table:table-row table:style-name="ro1"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Žďár nad Sázavou</text:p>
          </table:table-cell>
          <table:table-cell table:number-columns-repeated="5"/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Žďár nad Sázavou</text:p>
          </table:table-cell>
          <table:table-cell table:number-columns-repeated="5"/>
        </table:table-row>
        <table:table-row table:style-name="ro1"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Zlín</text:p>
          </table:table-cell>
          <table:table-cell table:number-columns-repeated="5"/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Znojmo</text:p>
          </table:table-cell>
          <table:table-cell table:number-columns-repeated="5"/>
        </table:table-row>
      </table:table>
      <table:table table:name="List2" table:style-name="ta1" table:print="false">
        <table:table-column table:style-name="co2" table:number-columns-repeated="3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Benešo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Berou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Blansk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Břecla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Brno měst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Brno venko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Bruntál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Česká Líp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České Budějovice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Český Krumlov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2</text:p>
          </table:table-cell>
          <table:table-cell office:value-type="string">
            <text:p>Che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Chomuto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3</text:p>
          </table:table-cell>
          <table:table-cell office:value-type="string">
            <text:p>Chrudim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Děčín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Domažlice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Frýdek-Místek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1</text:p>
          </table:table-cell>
          <table:table-cell office:value-type="string">
            <text:p>Havlíčkův Brod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odonín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radec Králové</text:p>
          </table:table-cell>
        </table:table-row>
        <table:table-row table:style-name="ro1">
          <table:table-cell table:number-columns-repeated="2" office:value-type="string">
            <text:p>04</text:p>
          </table:table-cell>
          <table:table-cell office:value-type="string">
            <text:p>Jablonec nad Nisou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Jeseník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Jičí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7</text:p>
          </table:table-cell>
          <table:table-cell office:value-type="string">
            <text:p>Jihlav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Jindřichův Hradec</text:p>
          </table:table-cell>
        </table:table-row>
        <table:table-row table:style-name="ro1">
          <table:table-cell table:number-columns-repeated="2" office:value-type="string">
            <text:p>03</text:p>
          </table:table-cell>
          <table:table-cell office:value-type="string">
            <text:p>Karlovy Vary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Karviná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Kladno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Klatovy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Kolí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8</text:p>
          </table:table-cell>
          <table:table-cell office:value-type="string">
            <text:p>Kroměřiž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Kutná Hora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Libere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Litoměřice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Louny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Mělník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Mladá Boleslav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Most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Náchod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Nový Jičí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Nymburk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Olomouc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Opava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Ostrava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6</text:p>
          </table:table-cell>
          <table:table-cell office:value-type="string">
            <text:p>Pardubic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string">
            <text:p>Pelhřimov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Písek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Plzeň město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Plzeň - jih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Plzeň - sever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Prachatice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40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50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57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90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92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93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Praha východ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Praha západ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8</text:p>
          </table:table-cell>
          <table:table-cell office:value-type="string">
            <text:p>Přero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Příbram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Prostějo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9</text:p>
          </table:table-cell>
          <table:table-cell office:value-type="string">
            <text:p>Prostějo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Rakovník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Rokycany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Rychnov nad Kněžnou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8</text:p>
          </table:table-cell>
          <table:table-cell office:value-type="string">
            <text:p>Semily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Semily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Sokolov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Strakonice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9</text:p>
          </table:table-cell>
          <table:table-cell office:value-type="string">
            <text:p>Šumperk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9</text:p>
          </table:table-cell>
          <table:table-cell office:value-type="string">
            <text:p>Svitav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Tábor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Tachov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Teplic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Třebíč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Trutno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Uherské Hradiště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Ústí nad Labem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Ústí nad Orlicí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Vsetín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Vsetí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Vyško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Žďár nad Sázavou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Žďár nad Sázavou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Zlín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Znojmo</text:p>
          </table:table-cell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List1.D1:Lis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3/12/2013</text:date>, <text:time>20:48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3T18:46:40.31</meta:creation-date>
    <dc:date>2013-12-23T20:48:26.47</dc:date>
    <meta:editing-duration>PT2M22S</meta:editing-duration>
    <meta:editing-cycles>1</meta:editing-cycles>
    <meta:document-statistic meta:table-count="3" meta:cell-count="1073" meta:object-count="0"/>
    <meta:generator>OpenOffice.org/3.4.1$Win32 OpenOffice.org_project/341m1$Build-9593</meta:generator>
  </office:meta>
</office:document-meta>
</file>